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Narrow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Narrow1" style:font-size-asian="6.80000019073486pt" style:language-asian="en" style:country-asian="US" style:font-style-asian="normal" style:font-weight-asian="normal" style:font-name-complex="Arial Narrow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Narrow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Narrow1" style:font-size-asian="6.80000019073486pt" style:language-asian="en" style:country-asian="US" style:font-style-asian="normal" style:font-weight-asian="normal" style:font-name-complex="Arial Narrow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EG4X20BG256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P_HSWAPEN_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N_VREF_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2P_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2N_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3P_GPLL3_OUTP_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3N_GPLL3_OUTN_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4P_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4N_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5P_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5N_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6P_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6N_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7P_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7N_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8P_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8N_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9P_GCLKIOB_7_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9N_GCLKIOB_6_0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0P_GCLKIOB_5_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0N_GCLKIOB_4_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1P_GCLKIOB_3_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1N_GCLKIOB_2_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2P_GCLKIOB_1_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2N_GCLKIOB_0_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3P_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3N_VREF_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4P_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4N_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5P_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5N_0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6P_0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6N_VREF_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7P_0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7N_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8P_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8N_0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9P_GPLL0_CLKIN0_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19N_GPLL0_CLKIN1_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20P_GPLL0_OUTP_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BE20N_GPLL0_OUTN_0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P_1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N_VREF_1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2P_1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2N_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3P_1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3N_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4P_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4N_1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5P_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5N_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6P_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6N_1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7P_1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7N_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8P_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8N_1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9P_1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9N_1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0P_1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0N_1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1P_1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1N_1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2P_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2N_1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3P_GCLKIOL_7_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3N_GCLKIOL_6_1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4P_GCLKIOL_5_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CCLK_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M0_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4P_D7_2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4N_VREF_2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2P_GPLL1_CLKIN0_ADC_CH4_2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2N_GPLL1_CLKIN1_ADC_CH7_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D0_DIN_MISO_2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MOSI_CSI_B_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4P_ADC_CH5_D1_2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4N_ADC_CH6_D2_2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5P_M1_ADC_CH0_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5N_ADC_CH2_VERF_2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6P_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6N_2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7P_ADC_CH1_2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7N_ADC_CH3_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8P_2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8N_2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9P_GCLKIOT_3_2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9N_GCLKIOT_2_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0P_GCLKIOT_1_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0N_GCLKIOT_0_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1P_GCLKIOT_7_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1N_GCLKIOT_6_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2P_GCLKIOT_5_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2N_GCLKIOT_4_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3P_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3N_2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5P_D3_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5N_D4_2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6P_D5_2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6N_D6_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7P_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7N_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8P_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TE18N_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INIT_B_2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CSO_B_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P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N_VREF_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P_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N_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3P_GPLL2_CLKIN0_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3N_GPLL2_CLKIN1_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4P_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4N_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5P_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5N_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6P_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6N_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7P_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7N_3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8P_3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8N_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9P_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9N_3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0P_3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0N_3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1P_3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1N_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2P_GCLKIOR_7_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2N_GCLKIOR_6_3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3P_GCLKIOR_5_3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3N_GCLKIOR_4_3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4P_GCLKIOR_3_3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4N_GCLKIOR_2_3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5P_GCLKIOR_1_3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5N_GCLKIOR_0_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6P_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6N_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7P_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7N_3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8P_3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8N_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9P_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19N_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0P_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0N_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1P_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1N_3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2P_3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2N_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3P_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3N_3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4P_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4N_3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5P_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5N_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6P_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6N_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7P_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_R27N_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DONE_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_PROGRAM_B_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1_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TCK_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_TDI_0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TDO_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TMS_1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VREF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C_VDDA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22:54:02.710454661</meta:creation-date>
    <dc:date>2025-05-22T22:58:41.121310489</dc:date>
    <meta:editing-duration>PT4M38S</meta:editing-duration>
    <meta:editing-cycles>1</meta:editing-cycles>
    <meta:document-statistic meta:table-count="1" meta:cell-count="663" meta:object-count="0"/>
    <meta:generator>LibreOffice/25.2.2.2$Linux_X86_64 LibreOffice_project/520$Build-2</meta:generator>
  </office:meta>
</office:document-meta>
</file>